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1" svg:font-family="sans-serif" style:font-family-generic="swiss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3c_epigraph_3e_">
      <style:text-properties officeooo:rsid="001b68f5" officeooo:paragraph-rsid="001b68f5"/>
    </style:style>
    <style:style style:name="P2" style:family="paragraph" style:parent-style-name="_3c_meta_3e_">
      <style:text-properties officeooo:paragraph-rsid="00173009"/>
    </style:style>
    <style:style style:name="P3" style:family="paragraph" style:parent-style-name="_3c_meta_3e_">
      <style:paragraph-properties fo:margin-left="0cm" fo:margin-right="0cm" fo:text-indent="0cm" style:auto-text-indent="false"/>
      <style:text-properties officeooo:paragraph-rsid="00173009"/>
    </style:style>
    <style:style style:name="P4" style:family="paragraph" style:parent-style-name="_3c_argument_3e_">
      <style:text-properties officeooo:paragraph-rsid="0024e6b9"/>
    </style:style>
    <style:style style:name="P5" style:family="paragraph" style:parent-style-name="Heading_20_2">
      <style:text-properties officeooo:paragraph-rsid="00145a4a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45a4a"/>
    </style:style>
    <style:style style:name="T3" style:family="text">
      <style:text-properties style:font-name="sans-serif" fo:font-size="8pt" officeooo:rsid="0008dafb" style:font-name-asian="sans-serif1" style:font-name-complex="sans-serif1"/>
    </style:style>
    <style:style style:name="T4" style:family="text">
      <style:text-properties style:font-name="sans-serif" fo:font-size="8pt" officeooo:rsid="000d29c9" style:font-name-asian="sans-serif1" style:font-name-complex="sans-serif1"/>
    </style:style>
    <style:style style:name="T5" style:family="text">
      <style:text-properties style:font-name="sans-serif" fo:font-size="8pt" officeooo:rsid="00145a4a" style:font-name-asian="sans-serif1" style:font-name-complex="sans-serif1"/>
    </style:style>
    <style:style style:name="T6" style:family="text">
      <style:text-properties style:font-name="sans-serif" fo:font-size="8pt" officeooo:rsid="00173009" style:font-name-asian="sans-serif1" style:font-name-complex="sans-serif1"/>
    </style:style>
    <style:style style:name="T7" style:family="text">
      <style:text-properties style:font-name="sans-serif" fo:font-size="8pt" officeooo:rsid="002d19fa" style:font-name-asian="sans-serif1" style:font-name-complex="sans-serif1"/>
    </style:style>
    <style:style style:name="T8" style:family="text">
      <style:text-properties style:font-name="sans-serif" officeooo:rsid="00220132"/>
    </style:style>
    <style:style style:name="T9" style:family="text">
      <style:text-properties officeooo:rsid="00145a4a"/>
    </style:style>
    <style:style style:name="T10" style:family="text">
      <style:text-properties officeooo:rsid="00173009"/>
    </style:style>
    <style:style style:name="T11" style:family="text">
      <style:text-properties style:font-name="sans-serif1" fo:font-size="8pt" officeooo:rsid="0010e9a7" style:font-name-asian="sans-serif1" style:font-name-complex="sans-serif1"/>
    </style:style>
    <style:style style:name="T12" style:family="text">
      <style:text-properties style:font-name="sans-serif1" fo:font-size="8pt" officeooo:rsid="00145a4a" style:font-name-asian="sans-serif1" style:font-name-complex="sans-serif1"/>
    </style:style>
    <style:style style:name="T13" style:family="text">
      <style:text-properties style:font-name="sans-serif1" fo:font-size="8pt" officeooo:rsid="00173009" style:font-name-asian="sans-serif1" style:font-name-complex="sans-serif1"/>
    </style:style>
    <style:style style:name="T14" style:family="text">
      <style:text-properties style:font-name="sans-serif1" fo:font-size="8pt" officeooo:rsid="001f3acd" style:font-name-asian="sans-serif1" style:font-name-complex="sans-serif1"/>
    </style:style>
    <style:style style:name="T15" style:family="text">
      <style:text-properties style:font-name="Liberation Sans" fo:font-size="18.2000007629395pt" fo:font-style="italic" fo:font-weight="normal" officeooo:rsid="00178cbe" style:font-name-asian="Noto Sans CJK SC" style:font-size-asian="18.2000007629395pt" style:font-style-asian="italic" style:font-weight-asian="normal" style:font-name-complex="Lohit Devanagari" style:font-size-complex="18.2000007629395pt" style:font-style-complex="italic" style:font-weight-complex="normal"/>
    </style:style>
    <style:style style:name="T16" style:family="text">
      <style:text-properties style:font-name="Liberation Sans" fo:font-size="18.2000007629395pt" fo:font-weight="normal" officeooo:rsid="00178cbe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17" style:family="text">
      <style:text-properties style:font-name="Liberation Sans" fo:font-size="18.2000007629395pt" fo:font-weight="normal" officeooo:rsid="00173009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18" style:family="text">
      <style:text-properties fo:font-style="italic" fo:font-weight="normal" officeooo:rsid="00178cbe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bd435" style:font-style-asian="italic" style:font-weight-asian="normal" style:font-style-complex="italic" style:font-weight-complex="normal"/>
    </style:style>
    <style:style style:name="T20" style:family="text">
      <style:text-properties fo:font-variant="small-caps" fo:font-size="18.2000007629395pt" fo:font-weight="normal" officeooo:rsid="00178cbe" style:font-size-asian="18.2000007629395pt" style:font-weight-asian="normal" style:font-size-complex="18.2000007629395pt" style:font-weight-complex="normal"/>
    </style:style>
    <style:style style:name="T21" style:family="text">
      <style:text-properties fo:font-variant="small-caps" style:font-name="Liberation Sans" fo:font-size="18.2000007629395pt" fo:font-weight="normal" officeooo:rsid="00178cbe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22" style:family="text">
      <style:text-properties officeooo:rsid="00220132"/>
    </style:style>
    <style:style style:name="T23" style:family="text">
      <style:text-properties officeooo:rsid="0022d752"/>
    </style:style>
    <style:style style:name="T24" style:family="text">
      <style:text-properties officeooo:rsid="0024e6b9"/>
    </style:style>
    <style:style style:name="T25" style:family="text">
      <style:text-properties fo:color="#2a6099" loext:opacity="100%" style:font-name="sans-serif" officeooo:rsid="0024e6b9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78cbe" style:font-weight-asian="normal" style:font-weight-complex="normal"/>
    </style:style>
    <style:style style:name="T28" style:family="text">
      <style:text-properties fo:font-weight="normal" officeooo:rsid="00173009" style:font-weight-asian="normal" style:font-weight-complex="normal"/>
    </style:style>
    <style:style style:name="T29" style:family="text">
      <style:text-properties fo:font-weight="normal" officeooo:rsid="00274572" style:font-weight-asian="normal" style:font-weight-complex="normal"/>
    </style:style>
    <style:style style:name="T30" style:family="text">
      <style:text-properties fo:font-weight="normal" officeooo:rsid="00145a4a" style:font-weight-asian="normal" style:font-weight-complex="normal"/>
    </style:style>
    <style:style style:name="T31" style:family="text">
      <style:text-properties fo:color="#ff0000" loext:opacity="100%" style:font-name="sans-serif" fo:font-size="18.2000007629395pt" fo:font-weight="normal" officeooo:rsid="00274572" style:font-name-asian="Noto Sans CJK SC" style:font-size-asian="18.2000007629395pt" style:font-weight-asian="normal" style:font-name-complex="Lohit Devanagari" style:font-size-complex="18.200000762939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3">t</text:span></text:span><text:span text:style-name="Police_20_par_20_défaut"><text:span text:style-name="T11">it</text:span></text:span><text:span text:style-name="Police_20_par_20_défaut"><text:span text:style-name="T3">l</text:span></text:span><text:span text:style-name="Police_20_par_20_défaut"><text:span text:style-name="T11">e : </text:span></text:span><text:span text:style-name="Police_20_par_20_défaut"><text:span text:style-name="T13"><text:tab/></text:span></text:span><text:span text:style-name="Police_20_par_20_défaut"><text:span text:style-name="T11">Titr</text:span></text:span><text:span text:style-name="Police_20_par_20_défaut"><text:span text:style-name="T12">e</text:span></text:span></text:p>
      <text:p text:style-name="P2"><text:span text:style-name="Police_20_par_20_défaut"><text:span text:style-name="T13">date :<text:tab/>AAAA</text:span></text:span></text:p>
      <text:p text:style-name="P2"><text:span text:style-name="Police_20_par_20_défaut"><text:span text:style-name="T14">author</text:span></text:span><text:span text:style-name="Police_20_par_20_défaut"><text:span text:style-name="T11"> :<text:tab/></text:span></text:span><text:span text:style-name="Police_20_par_20_défaut"><text:span text:style-name="T4">Nom, Prénom </text:span></text:span><text:span text:style-name="Police_20_par_20_défaut"><text:span text:style-name="T5">(</text:span></text:span><text:span text:style-name="Police_20_par_20_défaut"><text:span text:style-name="T7">AAAA</text:span></text:span><text:span text:style-name="Police_20_par_20_défaut"><text:span text:style-name="T6">,</text:span></text:span><text:span text:style-name="Police_20_par_20_défaut"><text:span text:style-name="T5"> </text:span></text:span><text:span text:style-name="Police_20_par_20_défaut"><text:span text:style-name="T7">AAAA</text:span></text:span><text:span text:style-name="Police_20_par_20_défaut"><text:span text:style-name="T5">)</text:span></text:span></text:p>
      <text:p text:style-name="P2">source : <text:span text:style-name="T10"><text:tab/>Lien et/ou </text:span><text:span text:style-name="T13">r</text:span>éférence bibliographie détaillée</text:p>
      <text:h text:style-name="Heading_20_1" text:outline-level="1"><text:span text:style-name="T26">Titre structurant (niveau 1)</text:span><text:span text:style-name="T27"> </text:span><text:span text:style-name="T16">;</text:span><text:span text:style-name="T26"><text:line-break/></text:span><text:span text:style-name="T17">m</text:span><text:span text:style-name="T28">inuscules accentuées</text:span><text:span text:style-name="T27">, capitalisées, ponctuées</text:span><text:span text:style-name="T16"> ;</text:span><text:span text:style-name="T27"><text:line-break/></text:span><text:span text:style-name="T15">T</text:span><text:span text:style-name="T18">itre d</text:span><text:span text:style-name="T19">’</text:span><text:span text:style-name="T18">œuvre en italique</text:span><text:span text:style-name="T27">, </text:span><text:span text:style-name="T16">Nom en</text:span><text:span text:style-name="T27"> </text:span><text:span text:style-name="T21">P</text:span><text:span text:style-name="T20">etites </text:span><text:span text:style-name="T21">C</text:span><text:span text:style-name="T20">aps</text:span><text:span text:style-name="T27">,<text:line-break/></text:span><text:span text:style-name="T29">saut de page avant pour ne pas en ajouter,<text:line-break/></text:span><text:span text:style-name="T31">style sans gras</text:span><text:span text:style-name="T27"><text:line-break/></text:span><text:span text:style-name="T26">&lt;</text:span><text:span text:style-name="T30">head&gt;</text:span></text:h>
      <text:p text:style-name="_3c_p_3e_">Ce titre ouvre une partie de niveau 1 (&lt;div&gt;).</text:p>
      <text:h text:style-name="P5" text:outline-level="2">Titre structurant de niveau 2 &lt;<text:span text:style-name="T9">head&gt;</text:span></text:h>
      <text:p text:style-name="P1">Citation en épigraphe<text:line-break/>&lt;epigraph&gt;</text:p>
      <text:p text:style-name="_3c_salute_3e_">Dédicace<text:line-break/>&lt;salute&gt;</text:p>
      <text:p text:style-name="_3c_p_3e_"/>
      <text:p text:style-name="_3c_p_3e_">Contenu de la partie 1.1.</text:p>
      <text:p text:style-name="_3c_quote_3e_"><text:span text:style-name="T9">Citat</text:span><text:span text:style-name="T2">ion bloc</text:span></text:p>
      <text:p text:style-name="_3c_quote.l_3e_"><text:span text:style-name="T2">C</text:span><text:span text:style-name="T1">itation en vers</text:span></text:p>
      <text:p text:style-name="_3c_quote.l_3e_">Citation en vers</text:p>
      <text:h text:style-name="Heading_20_1" text:outline-level="1">Autre section</text:h>
      <text:p text:style-name="P4"><text:span text:style-name="T24">Résumé du chapitre (</text:span><text:span text:style-name="T25">quand différents des titres de sous-section</text:span><text:span text:style-name="T24">).</text:span></text:p>
      <text:p text:style-name="_3c_dateline_3e_">Mo<text:span text:style-name="T8">uscron</text:span>, juillet 1566<text:line-break/><text:span text:style-name="T22">date de temps (et aussi de lieu)<text:line-break/>&lt;dateline&gt;</text:span></text:p>
      <text:p text:style-name="_3c_p_3e_"><text:soft-page-break/>Un peu de texte.</text:p>
      <text:p text:style-name="_3c_label_3e_">Intertitre non structurant<text:span text:style-name="T10"> (hors table des matières)</text:span></text:p>
      <text:p text:style-name="_3c_p_3e_">Un peu de texte.</text:p>
      <text:h text:style-name="Heading_20_3" text:outline-level="3">Titre 3</text:h>
      <text:p text:style-name="_3c_byline_3e_"><text:span text:style-name="T8">Moi</text:span>, <text:span text:style-name="T8">h</text:span>urlu <text:span text:style-name="T22">et gueux de ferme<text:line-break/></text:span><text:span text:style-name="T23">&lt;bylin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1" svg:font-family="sans-serif" style:font-family-generic="swiss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499cm" fo:margin-bottom="1cm" style:contextual-spacing="false" fo:text-align="center" style:justify-single-word="false" style:page-number="auto" fo:break-before="auto" fo:break-after="auto" fo:padding="0.049cm" fo:border="0.06pt solid #ff0000"/>
      <style:text-properties fo:color="#ff0000" loext:opacity="100%" style:font-name="sans-serif" fo:font-family="sans-serif" style:font-style-name="Normal" style:font-family-generic="swiss" fo:font-size="13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ffc0c0"/>
      <style:paragraph-properties fo:margin-top="0.353cm" fo:margin-bottom="0.212cm" style:contextual-spacing="false" style:page-number="auto" fo:background-color="transparent" fo:padding="0.049cm" fo:border-left="none" fo:border-right="none" fo:border-top="none" fo:border-bottom="0.06pt solid #ff0000"/>
      <style:text-properties fo:color="#ff0000" loext:opacity="100%" style:font-name="sans-serif" fo:font-family="sans-serif" style:font-style-name="Normal" style:font-family-generic="swiss" fo:font-size="120%" fo:font-weight="normal" fo:background-color="transparent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 style:master-page-name="">
      <loext:graphic-properties draw:fill="solid" draw:fill-color="#ffc0c0" draw:opacity="20%"/>
      <style:paragraph-properties fo:margin-top="0.499cm" fo:margin-bottom="0.499cm" style:contextual-spacing="false" fo:text-align="center" style:justify-single-word="false" style:page-number="auto" fo:background-color="#ffc0c0" fo:padding="0.049cm" fo:border="none"/>
      <style:text-properties fo:font-size="13pt" fo:font-weight="normal"/>
    </style:style>
    <style:style style:name="_3c_quote_3e_" style:display-name="&lt;quote&gt;" style:family="paragraph" style:parent-style-name="Standard" style:next-style-name="Text_20_body">
      <style:paragraph-properties fo:margin-left="1cm" fo:margin-right="0cm" fo:margin-top="0.199cm" fo:margin-bottom="0.199cm" style:contextual-spacing="false" fo:text-indent="0cm" style:auto-text-indent="false"/>
      <style:text-properties fo:color="#468a1a" loext:opacity="100%" fo:font-size="90%"/>
    </style:style>
    <style:style style:name="_3c_meta_3e_" style:display-name="&lt;meta&gt;" style:family="paragraph" style:parent-style-name="Standard">
      <loext:graphic-properties draw:fill="solid" draw:fill-color="#eeeeee" draw:opacity="100%"/>
      <style:paragraph-properties fo:margin-left="2.499cm" fo:margin-right="0cm" fo:margin-top="0.019cm" fo:margin-bottom="0.019cm" style:contextual-spacing="false" fo:hyphenation-ladder-count="no-limit" fo:text-indent="-2.499cm" style:auto-text-indent="false" fo:background-color="#eeeeee" fo:padding="0.199cm" fo:border="0.06pt solid #cccccc">
        <style:tab-stops>
          <style:tab-stop style:position="2.499cm"/>
        </style:tab-stops>
      </style:paragraph-properties>
      <style:text-properties style:font-name="sans-serif1" fo:font-family="sans-serif" style:font-family-generic="swiss" fo:font-size="8pt" style:font-name-asian="sans-serif1" style:font-family-asian="sans-serif" style:font-family-generic-asian="swiss" style:font-name-complex="sans-serif1" style:font-family-complex="sans-serif" style:font-family-generic-complex="swiss" fo:hyphenate="false" fo:hyphenation-remain-char-count="2" fo:hyphenation-push-char-count="2" loext:hyphenation-no-caps="false"/>
    </style:style>
    <style:style style:name="_3c_p_3e_" style:display-name="&lt;p&gt;" style:family="paragraph" style:parent-style-name="Text_20_body">
      <style:paragraph-properties fo:margin-left="0cm" fo:margin-right="0cm" fo:margin-top="0.049cm" fo:margin-bottom="0cm" style:contextual-spacing="false" fo:text-indent="1cm" style:auto-text-indent="false"/>
    </style:style>
    <style:style style:name="_3c_epigraph_3e_" style:display-name="&lt;epigraph&gt;" style:family="paragraph" style:parent-style-name="Standard" style:next-style-name="_3c_p_3e_">
      <style:paragraph-properties fo:margin-top="1cm" fo:margin-bottom="0.499cm" style:contextual-spacing="false" fo:text-align="end" style:justify-single-word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_3c_salute_3e_" style:display-name="&lt;salute&gt;" style:family="paragraph" style:parent-style-name="Standard" style:next-style-name="_3c_p_3e_">
      <style:paragraph-properties fo:margin-top="0.499cm" fo:margin-bottom="0.499cm" style:contextual-spacing="false" fo:text-align="center" style:justify-single-word="false"/>
    </style:style>
    <style:style style:name="_3c_quote.l_3e_" style:display-name="&lt;quote.l&gt;" style:family="paragraph" style:parent-style-name="_3c_quote_3e_">
      <style:paragraph-properties fo:margin-left="1cm" fo:margin-right="0cm" fo:margin-top="0cm" fo:margin-bottom="0cm" style:contextual-spacing="false" fo:text-indent="0.499cm" style:auto-text-indent="false"/>
    </style:style>
    <style:style style:name="_3c_dateline_3e_" style:display-name="&lt;dateline&gt;" style:family="paragraph" style:parent-style-name="Standard" style:next-style-name="_3c_p_3e_">
      <style:paragraph-properties fo:margin-top="0cm" fo:margin-bottom="0.499cm" style:contextual-spacing="false" fo:text-align="end" style:justify-single-word="false"/>
    </style:style>
    <style:style style:name="_3c_byline_3e_" style:display-name="&lt;byline&gt;" style:family="paragraph" style:parent-style-name="Standard" style:next-style-name="_3c_p_3e_">
      <style:paragraph-properties fo:margin-top="0.499cm" fo:margin-bottom="0.499cm" style:contextual-spacing="false" fo:text-align="start" style:justify-single-word="false"/>
    </style:style>
    <style:style style:name="_3c_argument_3e_" style:display-name="&lt;argument&gt;" style:family="paragraph" style:parent-style-name="Standard" style:next-style-name="_3c_p_3e_">
      <style:paragraph-properties fo:margin-top="0.499cm" fo:margin-bottom="0.499cm" style:contextual-spacing="false" fo:text-align="center" style:justify-single-word="false"/>
      <style:text-properties fo:color="#2a6099" loext:opacity="100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1cm" style:auto-text-indent="false" fo:padding="0.049cm" fo:border-left="none" fo:border-right="none" fo:border-top="none" fo:border-bottom="0.06pt solid #ff0000"/>
      <style:text-properties fo:color="#ff0000" loext:opacity="100%" style:font-name="sans-serif" fo:font-family="sans-serif" style:font-style-name="Normal" style:font-family-generic="swiss" fo:font-size="101%" fo:font-weight="normal" style:font-size-asian="101%" style:font-weight-asian="bold" style:font-size-complex="101%" style:font-weight-complex="bold"/>
    </style:style>
    <style:style style:name="_3c_bibl_3e_" style:display-name="&lt;bibl&gt;" style:family="paragraph" style:parent-style-name="Standard" style:next-style-name="Text_20_body"/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55:25.270045300</meta:creation-date>
    <meta:generator>LibreOffice/7.0.5.2$Linux_X86_64 LibreOffice_project/00$Build-2</meta:generator>
    <dc:date>2021-04-23T01:35:49.268327839</dc:date>
    <meta:editing-duration>PT7H12M28S</meta:editing-duration>
    <meta:editing-cycles>30</meta:editing-cycles>
    <meta:document-statistic meta:table-count="0" meta:image-count="0" meta:object-count="0" meta:page-count="2" meta:paragraph-count="21" meta:word-count="130" meta:character-count="778" meta:non-whitespace-character-count="667"/>
  </office:meta>
</office:document-meta>
</file>